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cm" svg:height="5cm" svg:x="15.674cm" svg:y="8.353cm">
            <draw:object draw:notify-on-update-of-ranges="Sheet1.A20:Sheet1.A22 Sheet1.B19:Sheet1.B19 Sheet1.B20:Sheet1.B22 Sheet1.C19:Sheet1.C19 Sheet1.C20:Sheet1.C22 Sheet1.D19:Sheet1.D19 Sheet1.D20:Sheet1.D22 Sheet1.E19:Sheet1.E19 Sheet1.E20:Sheet1.E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cm" svg:height="5cm" svg:x="15.534cm" svg:y="18.446cm">
            <draw:object draw:notify-on-update-of-ranges="Sheet1.A43:Sheet1.A45 Sheet1.B42:Sheet1.B42 Sheet1.B43:Sheet1.B45 Sheet1.C42:Sheet1.C42 Sheet1.C43:Sheet1.C45 Sheet1.D42:Sheet1.D42 Sheet1.D43:Sheet1.D45 Sheet1.E42:Sheet1.E42 Sheet1.E43:Sheet1.E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cm" svg:height="5cm" svg:x="15.258cm" svg:y="23.731cm">
            <draw:object draw:notify-on-update-of-ranges="Sheet1.A55:Sheet1.A57 Sheet1.B54:Sheet1.B54 Sheet1.B55:Sheet1.B57 Sheet1.C54:Sheet1.C54 Sheet1.C55:Sheet1.C57 Sheet1.D54:Sheet1.D54 Sheet1.D55:Sheet1.D57 Sheet1.E54:Sheet1.E54 Sheet1.E55:Sheet1.E5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cm" svg:height="5cm" svg:x="15.451cm" svg:y="13.248cm">
            <draw:object draw:notify-on-update-of-ranges="Sheet1.A31:Sheet1.A33 Sheet1.B29:Sheet1.B30 Sheet1.B31:Sheet1.B33 Sheet1.C29:Sheet1.C30 Sheet1.C31:Sheet1.C33 Sheet1.D29:Sheet1.D30 Sheet1.D31:Sheet1.D33 Sheet1.E29:Sheet1.E30 Sheet1.E31:Sheet1.E3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8cm" svg:height="5cm" svg:x="4.715cm" svg:y="31.574cm">
            <draw:object draw:notify-on-update-of-ranges="Sheet1.A65:Sheet1.A65 Sheet1.B65:Sheet1.I65 Sheet1.A66:Sheet1.A66 Sheet1.B66:Sheet1.I66 Sheet1.A67:Sheet1.A67 Sheet1.B67:Sheet1.I67 Sheet1.A68:Sheet1.A68 Sheet1.B68:Sheet1.I68 Sheet1.A69:Sheet1.A69 Sheet1.B69:Sheet1.I6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8cm" svg:height="5cm" svg:x="4.518cm" svg:y="40.527cm">
            <draw:object draw:notify-on-update-of-ranges="Sheet1.A85:Sheet1.A85 Sheet1.A86:Sheet1.A89 Sheet1.B85:Sheet1.B85 Sheet1.B86:Sheet1.B89 Sheet1.C85:Sheet1.C85 Sheet1.C86:Sheet1.C89 Sheet1.D85:Sheet1.D85 Sheet1.D86:Sheet1.D89 Sheet1.E85:Sheet1.E85 Sheet1.E86:Sheet1.E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18cm" svg:height="5cm" svg:x="21.302cm" svg:y="2.735cm">
            <draw:object draw:notify-on-update-of-ranges="Sheet1.B9:Sheet1.H9 Sheet1.A10:Sheet1.A10 Sheet1.B10:Sheet1.H10 Sheet1.A11:Sheet1.A11 Sheet1.B11:Sheet1.H11 Sheet1.A12:Sheet1.A12 Sheet1.B12:Sheet1.H12 Sheet1.A13:Sheet1.A13 Sheet1.B13:Sheet1.H1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MEASUREMENT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4.682" calcext:value-type="float">
            <text:p>14.682</text:p>
          </table:table-cell>
          <table:table-cell office:value-type="float" office:value="12.19" calcext:value-type="float">
            <text:p>12.19</text:p>
          </table:table-cell>
          <table:table-cell office:value-type="float" office:value="2.24" calcext:value-type="float">
            <text:p>2.24</text:p>
          </table:table-cell>
          <table:table-cell office:value-type="float" office:value="0.338" calcext:value-type="float">
            <text:p>0.338</text:p>
          </table:table-cell>
          <table:table-cell office:value-type="float" office:value="11.238" calcext:value-type="float">
            <text:p>11.238</text:p>
          </table:table-cell>
          <table:table-cell office:value-type="float" office:value="9.225" calcext:value-type="float">
            <text:p>9.225</text:p>
          </table:table-cell>
          <table:table-cell office:value-type="float" office:value="2.305" calcext:value-type="float">
            <text:p>2.305</text:p>
          </table:table-cell>
          <table:table-cell office:value-type="float" office:value="0.382" calcext:value-type="float">
            <text:p>0.382</text:p>
          </table:table-cell>
          <table:table-cell office:value-type="float" office:value="17.078" calcext:value-type="float">
            <text:p>17.078</text:p>
          </table:table-cell>
          <table:table-cell office:value-type="float" office:value="12.412" calcext:value-type="float">
            <text:p>12.412</text:p>
          </table:table-cell>
          <table:table-cell office:value-type="float" office:value="2.652" calcext:value-type="float">
            <text:p>2.652</text:p>
          </table:table-cell>
          <table:table-cell office:value-type="float" office:value="0.408" calcext:value-type="float">
            <text:p>0.408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05" calcext:value-type="float">
            <text:p>10.005</text:p>
          </table:table-cell>
          <table:table-cell office:value-type="float" office:value="7.775" calcext:value-type="float">
            <text:p>7.775</text:p>
          </table:table-cell>
          <table:table-cell office:value-type="float" office:value="9.46" calcext:value-type="float">
            <text:p>9.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4.925" calcext:value-type="float">
            <text:p>4.925</text:p>
          </table:table-cell>
          <table:table-cell office:value-type="float" office:value="2.638" calcext:value-type="float">
            <text:p>2.638</text:p>
          </table:table-cell>
          <table:table-cell office:value-type="float" office:value="0.895" calcext:value-type="float">
            <text:p>0.895</text:p>
          </table:table-cell>
          <table:table-cell office:value-type="float" office:value="0.4" calcext:value-type="float">
            <text:p>0.4</text:p>
          </table:table-cell>
          <table:table-cell office:value-type="float" office:value="5.287" calcext:value-type="float">
            <text:p>5.287</text:p>
          </table:table-cell>
          <table:table-cell office:value-type="float" office:value="3.71" calcext:value-type="float">
            <text:p>3.71</text:p>
          </table:table-cell>
          <table:table-cell office:value-type="float" office:value="0.95" calcext:value-type="float">
            <text:p>0.95</text:p>
          </table:table-cell>
          <table:table-cell office:value-type="float" office:value="0.427" calcext:value-type="float">
            <text:p>0.427</text:p>
          </table:table-cell>
          <table:table-cell office:value-type="float" office:value="16.235" calcext:value-type="float">
            <text:p>16.235</text:p>
          </table:table-cell>
          <table:table-cell office:value-type="float" office:value="3.48" calcext:value-type="float">
            <text:p>3.48</text:p>
          </table:table-cell>
          <table:table-cell office:value-type="float" office:value="0.942" calcext:value-type="float">
            <text:p>0.942</text:p>
          </table:table-cell>
          <table:table-cell office:value-type="float" office:value="0.403" calcext:value-type="float">
            <text:p>0.403</text:p>
          </table:table-cell>
          <table:table-cell office:value-type="float" office:value="3.938" calcext:value-type="float">
            <text:p>3.938</text:p>
          </table:table-cell>
          <table:table-cell office:value-type="float" office:value="3.522" calcext:value-type="float">
            <text:p>3.522</text:p>
          </table:table-cell>
          <table:table-cell office:value-type="float" office:value="3.535" calcext:value-type="float">
            <text:p>3.535</text:p>
          </table:table-cell>
          <table:table-cell office:value-type="float" office:value="3.413" calcext:value-type="float">
            <text:p>3.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1.45" calcext:value-type="float">
            <text:p>11.45</text:p>
          </table:table-cell>
          <table:table-cell office:value-type="float" office:value="10.65" calcext:value-type="float">
            <text:p>10.65</text:p>
          </table:table-cell>
          <table:table-cell office:value-type="float" office:value="4.933" calcext:value-type="float">
            <text:p>4.933</text:p>
          </table:table-cell>
          <table:table-cell office:value-type="float" office:value="1.883" calcext:value-type="float">
            <text:p>1.883</text:p>
          </table:table-cell>
          <table:table-cell office:value-type="float" office:value="11.147" calcext:value-type="float">
            <text:p>11.147</text:p>
          </table:table-cell>
          <table:table-cell office:value-type="float" office:value="10.95" calcext:value-type="float">
            <text:p>10.95</text:p>
          </table:table-cell>
          <table:table-cell office:value-type="float" office:value="6.173" calcext:value-type="float">
            <text:p>6.173</text:p>
          </table:table-cell>
          <table:table-cell office:value-type="float" office:value="2.453" calcext:value-type="float">
            <text:p>2.453</text:p>
          </table:table-cell>
          <table:table-cell office:value-type="float" office:value="7.853" calcext:value-type="float">
            <text:p>7.853</text:p>
          </table:table-cell>
          <table:table-cell office:value-type="float" office:value="6.095" calcext:value-type="float">
            <text:p>6.095</text:p>
          </table:table-cell>
          <table:table-cell office:value-type="float" office:value="5.912" calcext:value-type="float">
            <text:p>5.912</text:p>
          </table:table-cell>
          <table:table-cell office:value-type="float" office:value="2.393" calcext:value-type="float">
            <text:p>2.393</text:p>
          </table:table-cell>
          <table:table-cell office:value-type="float" office:value="7.248" calcext:value-type="float">
            <text:p>7.248</text:p>
          </table:table-cell>
          <table:table-cell office:value-type="float" office:value="6.095" calcext:value-type="float">
            <text:p>6.095</text:p>
          </table:table-cell>
          <table:table-cell office:value-type="float" office:value="5.673" calcext:value-type="float">
            <text:p>5.673</text:p>
          </table:table-cell>
          <table:table-cell office:value-type="float" office:value="6.01" calcext:value-type="float">
            <text:p>6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6.268" calcext:value-type="float">
            <text:p>6.268</text:p>
          </table:table-cell>
          <table:table-cell office:value-type="float" office:value="4.975" calcext:value-type="float">
            <text:p>4.975</text:p>
          </table:table-cell>
          <table:table-cell office:value-type="float" office:value="2.252" calcext:value-type="float">
            <text:p>2.252</text:p>
          </table:table-cell>
          <table:table-cell office:value-type="float" office:value="0.237" calcext:value-type="float">
            <text:p>0.237</text:p>
          </table:table-cell>
          <table:table-cell office:value-type="float" office:value="6.907" calcext:value-type="float">
            <text:p>6.907</text:p>
          </table:table-cell>
          <table:table-cell office:value-type="float" office:value="3.7" calcext:value-type="float">
            <text:p>3.7</text:p>
          </table:table-cell>
          <table:table-cell office:value-type="float" office:value="2.287" calcext:value-type="float">
            <text:p>2.287</text:p>
          </table:table-cell>
          <table:table-cell office:value-type="float" office:value="0.27" calcext:value-type="float">
            <text:p>0.27</text:p>
          </table:table-cell>
          <table:table-cell office:value-type="float" office:value="7.628" calcext:value-type="float">
            <text:p>7.628</text:p>
          </table:table-cell>
          <table:table-cell office:value-type="float" office:value="6.435" calcext:value-type="float">
            <text:p>6.435</text:p>
          </table:table-cell>
          <table:table-cell office:value-type="float" office:value="2.542" calcext:value-type="float">
            <text:p>2.542</text:p>
          </table:table-cell>
          <table:table-cell office:value-type="float" office:value="0.27" calcext:value-type="float">
            <text:p>0.27</text:p>
          </table:table-cell>
          <table:table-cell office:value-type="float" office:value="11.273" calcext:value-type="float">
            <text:p>11.273</text:p>
          </table:table-cell>
          <table:table-cell office:value-type="float" office:value="14.018" calcext:value-type="float">
            <text:p>14.018</text:p>
          </table:table-cell>
          <table:table-cell office:value-type="float" office:value="10.705" calcext:value-type="float">
            <text:p>10.705</text:p>
          </table:table-cell>
          <table:table-cell office:value-type="float" office:value="11.18" calcext:value-type="float">
            <text:p>11.1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get&amp;add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get&amp;set</text:p>
          </table:table-cell>
          <table:table-cell office:value-type="string" calcext:value-type="string">
            <text:p>C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0.068" calcext:value-type="float">
            <text:p>0.068</text:p>
          </table:table-cell>
          <table:table-cell office:value-type="float" office:value="2.112" calcext:value-type="float">
            <text:p>2.112</text:p>
          </table:table-cell>
          <table:table-cell office:value-type="float" office:value="11.012" calcext:value-type="float">
            <text:p>11.012</text:p>
          </table:table-cell>
          <table:table-cell office:value-type="float" office:value="8.855" calcext:value-type="float">
            <text:p>8.855</text:p>
          </table:table-cell>
          <table:table-cell office:value-type="float" office:value="15.888" calcext:value-type="float">
            <text:p>15.888</text:p>
          </table:table-cell>
          <table:table-cell office:value-type="float" office:value="15.315" calcext:value-type="float">
            <text:p>15.315</text:p>
          </table:table-cell>
          <table:table-cell office:value-type="float" office:value="17.11" calcext:value-type="float">
            <text:p>17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0.122" calcext:value-type="float">
            <text:p>0.122</text:p>
          </table:table-cell>
          <table:table-cell office:value-type="float" office:value="0.913" calcext:value-type="float">
            <text:p>0.913</text:p>
          </table:table-cell>
          <table:table-cell office:value-type="float" office:value="4.628" calcext:value-type="float">
            <text:p>4.628</text:p>
          </table:table-cell>
          <table:table-cell office:value-type="float" office:value="3.973" calcext:value-type="float">
            <text:p>3.973</text:p>
          </table:table-cell>
          <table:table-cell office:value-type="float" office:value="5.09" calcext:value-type="float">
            <text:p>5.09</text:p>
          </table:table-cell>
          <table:table-cell office:value-type="float" office:value="5.15" calcext:value-type="float">
            <text:p>5.15</text:p>
          </table:table-cell>
          <table:table-cell office:value-type="float" office:value="14.873" calcext:value-type="float">
            <text:p>14.8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0.065" calcext:value-type="float">
            <text:p>0.065</text:p>
          </table:table-cell>
          <table:table-cell office:value-type="float" office:value="1.113" calcext:value-type="float">
            <text:p>1.113</text:p>
          </table:table-cell>
          <table:table-cell office:value-type="float" office:value="7.878" calcext:value-type="float">
            <text:p>7.878</text:p>
          </table:table-cell>
          <table:table-cell office:value-type="float" office:value="10.887" calcext:value-type="float">
            <text:p>10.887</text:p>
          </table:table-cell>
          <table:table-cell office:value-type="float" office:value="6.535" calcext:value-type="float">
            <text:p>6.535</text:p>
          </table:table-cell>
          <table:table-cell office:value-type="float" office:value="6.343" calcext:value-type="float">
            <text:p>6.343</text:p>
          </table:table-cell>
          <table:table-cell office:value-type="float" office:value="7.718" calcext:value-type="float">
            <text:p>7.7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0.353" calcext:value-type="float">
            <text:p>0.353</text:p>
          </table:table-cell>
          <table:table-cell office:value-type="float" office:value="3.853" calcext:value-type="float">
            <text:p>3.853</text:p>
          </table:table-cell>
          <table:table-cell office:value-type="float" office:value="11.223" calcext:value-type="float">
            <text:p>11.223</text:p>
          </table:table-cell>
          <table:table-cell office:value-type="float" office:value="7.178" calcext:value-type="float">
            <text:p>7.178</text:p>
          </table:table-cell>
          <table:table-cell office:value-type="float" office:value="11.368" calcext:value-type="float">
            <text:p>11.368</text:p>
          </table:table-cell>
          <table:table-cell office:value-type="float" office:value="11.48" calcext:value-type="float">
            <text:p>11.48</text:p>
          </table:table-cell>
          <table:table-cell office:value-type="float" office:value="7.75" calcext:value-type="float">
            <text:p>7.75</text:p>
          </table:table-cell>
          <table:table-cell table:number-columns-repeated="10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" office:value-type="string" calcext:value-type="string">
            <text:p>Intel i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4.682" calcext:value-type="float">
            <text:p>14.682</text:p>
          </table:table-cell>
          <table:table-cell office:value-type="float" office:value="12.19" calcext:value-type="float">
            <text:p>12.19</text:p>
          </table:table-cell>
          <table:table-cell office:value-type="float" office:value="2.24" calcext:value-type="float">
            <text:p>2.24</text:p>
          </table:table-cell>
          <table:table-cell office:value-type="float" office:value="0.338" calcext:value-type="float">
            <text:p>0.3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1.238" calcext:value-type="float">
            <text:p>11.238</text:p>
          </table:table-cell>
          <table:table-cell office:value-type="float" office:value="9.225" calcext:value-type="float">
            <text:p>9.225</text:p>
          </table:table-cell>
          <table:table-cell office:value-type="float" office:value="2.305" calcext:value-type="float">
            <text:p>2.305</text:p>
          </table:table-cell>
          <table:table-cell office:value-type="float" office:value="0.382" calcext:value-type="float">
            <text:p>0.3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7.078" calcext:value-type="float">
            <text:p>17.078</text:p>
          </table:table-cell>
          <table:table-cell office:value-type="float" office:value="12.412" calcext:value-type="float">
            <text:p>12.412</text:p>
          </table:table-cell>
          <table:table-cell office:value-type="float" office:value="2.652" calcext:value-type="float">
            <text:p>2.652</text:p>
          </table:table-cell>
          <table:table-cell office:value-type="float" office:value="0.408" calcext:value-type="float">
            <text:p>0.408</text:p>
          </table:table-cell>
          <table:table-cell table:number-columns-repeated="1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style-name="ce1" office:value-type="string" calcext:value-type="string">
            <text:p>Intel Core2 Qua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.169" calcext:value-type="float">
            <text:p>3.169</text:p>
          </table:table-cell>
          <table:table-cell office:value-type="float" office:value="3.052" calcext:value-type="float">
            <text:p>3.052</text:p>
          </table:table-cell>
          <table:table-cell office:value-type="float" office:value="0.577" calcext:value-type="float">
            <text:p>0.577</text:p>
          </table:table-cell>
          <table:table-cell office:value-type="float" office:value="0.298" calcext:value-type="float">
            <text:p>0.2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994" calcext:value-type="float">
            <text:p>2.994</text:p>
          </table:table-cell>
          <table:table-cell office:value-type="float" office:value="1.808" calcext:value-type="float">
            <text:p>1.808</text:p>
          </table:table-cell>
          <table:table-cell office:value-type="float" office:value="0.588" calcext:value-type="float">
            <text:p>0.588</text:p>
          </table:table-cell>
          <table:table-cell office:value-type="float" office:value="0.328" calcext:value-type="float">
            <text:p>0.3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4.133" calcext:value-type="float">
            <text:p>4.133</text:p>
          </table:table-cell>
          <table:table-cell office:value-type="float" office:value="3.102" calcext:value-type="float">
            <text:p>3.102</text:p>
          </table:table-cell>
          <table:table-cell office:value-type="float" office:value="0.676" calcext:value-type="float">
            <text:p>0.676</text:p>
          </table:table-cell>
          <table:table-cell office:value-type="float" office:value="0.373" calcext:value-type="float">
            <text:p>0.373</text:p>
          </table:table-cell>
          <table:table-cell table:number-columns-repeated="13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style-name="ce1" office:value-type="string" calcext:value-type="string">
            <text:p>Raspberry 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6.268" calcext:value-type="float">
            <text:p>6.268</text:p>
          </table:table-cell>
          <table:table-cell office:value-type="float" office:value="4.975" calcext:value-type="float">
            <text:p>4.975</text:p>
          </table:table-cell>
          <table:table-cell office:value-type="float" office:value="2.252" calcext:value-type="float">
            <text:p>2.252</text:p>
          </table:table-cell>
          <table:table-cell office:value-type="float" office:value="0.237" calcext:value-type="float">
            <text:p>0.2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6.907" calcext:value-type="float">
            <text:p>6.907</text:p>
          </table:table-cell>
          <table:table-cell office:value-type="float" office:value="3.7" calcext:value-type="float">
            <text:p>3.7</text:p>
          </table:table-cell>
          <table:table-cell office:value-type="float" office:value="2.287" calcext:value-type="float">
            <text:p>2.287</text:p>
          </table:table-cell>
          <table:table-cell office:value-type="float" office:value="0.27" calcext:value-type="float">
            <text:p>0.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628" calcext:value-type="float">
            <text:p>7.628</text:p>
          </table:table-cell>
          <table:table-cell office:value-type="float" office:value="6.435" calcext:value-type="float">
            <text:p>6.435</text:p>
          </table:table-cell>
          <table:table-cell office:value-type="float" office:value="2.542" calcext:value-type="float">
            <text:p>2.542</text:p>
          </table:table-cell>
          <table:table-cell office:value-type="float" office:value="0.27" calcext:value-type="float">
            <text:p>0.27</text:p>
          </table:table-cell>
          <table:table-cell table:number-columns-repeated="13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style-name="ce1" office:value-type="string" calcext:value-type="string">
            <text:p>Intel Xeon (16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1.45" calcext:value-type="float">
            <text:p>11.45</text:p>
          </table:table-cell>
          <table:table-cell office:value-type="float" office:value="10.65" calcext:value-type="float">
            <text:p>10.65</text:p>
          </table:table-cell>
          <table:table-cell office:value-type="float" office:value="4.933" calcext:value-type="float">
            <text:p>4.933</text:p>
          </table:table-cell>
          <table:table-cell office:value-type="float" office:value="1.883" calcext:value-type="float">
            <text:p>1.8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1.147" calcext:value-type="float">
            <text:p>11.147</text:p>
          </table:table-cell>
          <table:table-cell office:value-type="float" office:value="10.95" calcext:value-type="float">
            <text:p>10.95</text:p>
          </table:table-cell>
          <table:table-cell office:value-type="float" office:value="6.173" calcext:value-type="float">
            <text:p>6.173</text:p>
          </table:table-cell>
          <table:table-cell office:value-type="float" office:value="2.453" calcext:value-type="float">
            <text:p>2.4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853" calcext:value-type="float">
            <text:p>7.853</text:p>
          </table:table-cell>
          <table:table-cell office:value-type="float" office:value="6.095" calcext:value-type="float">
            <text:p>6.095</text:p>
          </table:table-cell>
          <table:table-cell office:value-type="float" office:value="5.912" calcext:value-type="float">
            <text:p>5.912</text:p>
          </table:table-cell>
          <table:table-cell office:value-type="float" office:value="2.393" calcext:value-type="float">
            <text:p>2.393</text:p>
          </table:table-cell>
          <table:table-cell table:number-columns-repeated="1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style-name="ce1" office:value-type="string" calcext:value-type="string">
            <text:p>CPU time with different padding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7.907" calcext:value-type="float">
            <text:p>17.907</text:p>
          </table:table-cell>
          <table:table-cell office:value-type="float" office:value="18.19" calcext:value-type="float">
            <text:p>18.19</text:p>
          </table:table-cell>
          <table:table-cell office:value-type="float" office:value="17.83" calcext:value-type="float">
            <text:p>17.83</text:p>
          </table:table-cell>
          <table:table-cell office:value-type="float" office:value="19.49" calcext:value-type="float">
            <text:p>19.49</text:p>
          </table:table-cell>
          <table:table-cell office:value-type="float" office:value="14.503" calcext:value-type="float">
            <text:p>14.503</text:p>
          </table:table-cell>
          <table:table-cell office:value-type="float" office:value="13.348" calcext:value-type="float">
            <text:p>13.348</text:p>
          </table:table-cell>
          <table:table-cell office:value-type="float" office:value="12.415" calcext:value-type="float">
            <text:p>12.415</text:p>
          </table:table-cell>
          <table:table-cell office:value-type="float" office:value="12.43" calcext:value-type="float">
            <text:p>12.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3.772" calcext:value-type="float">
            <text:p>3.772</text:p>
          </table:table-cell>
          <table:table-cell office:value-type="float" office:value="3.855" calcext:value-type="float">
            <text:p>3.855</text:p>
          </table:table-cell>
          <table:table-cell office:value-type="float" office:value="3.87" calcext:value-type="float">
            <text:p>3.87</text:p>
          </table:table-cell>
          <table:table-cell office:value-type="float" office:value="3.938" calcext:value-type="float">
            <text:p>3.938</text:p>
          </table:table-cell>
          <table:table-cell office:value-type="float" office:value="3.863" calcext:value-type="float">
            <text:p>3.863</text:p>
          </table:table-cell>
          <table:table-cell office:value-type="float" office:value="3.982" calcext:value-type="float">
            <text:p>3.982</text:p>
          </table:table-cell>
          <table:table-cell office:value-type="float" office:value="4.16" calcext:value-type="float">
            <text:p>4.16</text:p>
          </table:table-cell>
          <table:table-cell office:value-type="float" office:value="4.257" calcext:value-type="float">
            <text:p>4.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6.89" calcext:value-type="float">
            <text:p>16.89</text:p>
          </table:table-cell>
          <table:table-cell office:value-type="float" office:value="17.255" calcext:value-type="float">
            <text:p>17.255</text:p>
          </table:table-cell>
          <table:table-cell office:value-type="float" office:value="17.015" calcext:value-type="float">
            <text:p>17.015</text:p>
          </table:table-cell>
          <table:table-cell office:value-type="float" office:value="17.065" calcext:value-type="float">
            <text:p>17.065</text:p>
          </table:table-cell>
          <table:table-cell office:value-type="float" office:value="17.25" calcext:value-type="float">
            <text:p>17.25</text:p>
          </table:table-cell>
          <table:table-cell office:value-type="float" office:value="16.87" calcext:value-type="float">
            <text:p>16.87</text:p>
          </table:table-cell>
          <table:table-cell office:value-type="float" office:value="17.68" calcext:value-type="float">
            <text:p>17.68</text:p>
          </table:table-cell>
          <table:table-cell office:value-type="float" office:value="16.84" calcext:value-type="float">
            <text:p>16.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9.175" calcext:value-type="float">
            <text:p>9.175</text:p>
          </table:table-cell>
          <table:table-cell office:value-type="float" office:value="9.223" calcext:value-type="float">
            <text:p>9.223</text:p>
          </table:table-cell>
          <table:table-cell office:value-type="float" office:value="9.247" calcext:value-type="float">
            <text:p>9.247</text:p>
          </table:table-cell>
          <table:table-cell office:value-type="float" office:value="9.29" calcext:value-type="float">
            <text:p>9.29</text:p>
          </table:table-cell>
          <table:table-cell office:value-type="float" office:value="9.165" calcext:value-type="float">
            <text:p>9.165</text:p>
          </table:table-cell>
          <table:table-cell office:value-type="float" office:value="8.425" calcext:value-type="float">
            <text:p>8.425</text:p>
          </table:table-cell>
          <table:table-cell office:value-type="float" office:value="8.075" calcext:value-type="float">
            <text:p>8.075</text:p>
          </table:table-cell>
          <table:table-cell office:value-type="float" office:value="7.975" calcext:value-type="float">
            <text:p>7.975</text:p>
          </table:table-cell>
          <table:table-cell table:number-columns-repeated="9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ALOCK</text:p>
          </table:table-cell>
          <table:table-cell table:style-name="ce1" office:value-type="string" calcext:value-type="string">
            <text:p>MCS</text:p>
          </table:table-cell>
          <table:table-cell table:style-name="ce1" office:value-type="string" calcext:value-type="string">
            <text:p>CL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05" calcext:value-type="float">
            <text:p>10.005</text:p>
          </table:table-cell>
          <table:table-cell office:value-type="float" office:value="7.775" calcext:value-type="float">
            <text:p>7.775</text:p>
          </table:table-cell>
          <table:table-cell office:value-type="float" office:value="9.46" calcext:value-type="float">
            <text:p>9.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3.938" calcext:value-type="float">
            <text:p>3.938</text:p>
          </table:table-cell>
          <table:table-cell office:value-type="float" office:value="3.522" calcext:value-type="float">
            <text:p>3.522</text:p>
          </table:table-cell>
          <table:table-cell office:value-type="float" office:value="3.535" calcext:value-type="float">
            <text:p>3.535</text:p>
          </table:table-cell>
          <table:table-cell office:value-type="float" office:value="3.413" calcext:value-type="float">
            <text:p>3.4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7.248" calcext:value-type="float">
            <text:p>7.248</text:p>
          </table:table-cell>
          <table:table-cell office:value-type="float" office:value="6.095" calcext:value-type="float">
            <text:p>6.095</text:p>
          </table:table-cell>
          <table:table-cell office:value-type="float" office:value="5.673" calcext:value-type="float">
            <text:p>5.673</text:p>
          </table:table-cell>
          <table:table-cell office:value-type="float" office:value="6.01" calcext:value-type="float">
            <text:p>6.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11.273" calcext:value-type="float">
            <text:p>11.273</text:p>
          </table:table-cell>
          <table:table-cell office:value-type="float" office:value="14.018" calcext:value-type="float">
            <text:p>14.018</text:p>
          </table:table-cell>
          <table:table-cell office:value-type="float" office:value="10.705" calcext:value-type="float">
            <text:p>10.705</text:p>
          </table:table-cell>
          <table:table-cell office:value-type="float" office:value="11.18" calcext:value-type="float">
            <text:p>11.1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3P0"/>
    </number:currency-style>
    <number:currency-style style:name="N11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22:46:10.466280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3-06T18:21:06.017243540</meta:creation-date>
    <dc:date>2015-03-19T02:28:01.036910261</dc:date>
    <dc:creator>Ricardo Galli</dc:creator>
    <meta:editing-duration>P1DT7H50M43S</meta:editing-duration>
    <meta:editing-cycles>42</meta:editing-cycles>
    <meta:generator>LibreOffice/4.3.3.2$Linux_X86_64 LibreOffice_project/430m0$Build-2</meta:generator>
    <meta:document-statistic meta:table-count="1" meta:cell-count="27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454cm" style:legend-expansion="high" chart:style-name="ch2"/>
        <chart:plot-area chart:style-name="ch3" table:cell-range-address="Sheet1.A85:Sheet1.E89" chart:data-source-has-labels="both" svg:x="0.36cm" svg:y="0.1cm" svg:width="15.282cm" svg:height="4.801cm">
          <chartooo:coordinate-region svg:x="0.981cm" svg:y="0.299cm" svg:width="14.661cm" svg:height="3.955cm"/>
          <chart:axis chart:dimension="x" chart:name="primary-x" chart:style-name="ch4" chartooo:axis-type="auto">
            <chartooo:date-scale/>
            <chart:categories table:cell-range-address="Sheet1.A86:Sheet1.A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6:Sheet1.B89" chart:label-cell-address="Sheet1.B85:Sheet1.B85" chart:class="chart:bar">
            <chart:data-point chart:repeated="4"/>
          </chart:series>
          <chart:series chart:style-name="ch8" chart:values-cell-range-address="Sheet1.C86:Sheet1.C89" chart:label-cell-address="Sheet1.C85:Sheet1.C85" chart:class="chart:bar">
            <chart:data-point chart:repeated="4"/>
          </chart:series>
          <chart:series chart:style-name="ch9" chart:values-cell-range-address="Sheet1.D86:Sheet1.D89" chart:label-cell-address="Sheet1.D85:Sheet1.D85" chart:class="chart:bar">
            <chart:data-point chart:repeated="4"/>
          </chart:series>
          <chart:series chart:style-name="ch10" chart:values-cell-range-address="Sheet1.E86:Sheet1.E89" chart:label-cell-address="Sheet1.E85:Sheet1.E8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ET</text:p>
                <draw:g>
                  <svg:desc>Sheet1.B85:Sheet1.B85</svg:desc>
                </draw:g>
              </table:table-cell>
              <table:table-cell office:value-type="string">
                <text:p>ALOCK</text:p>
                <draw:g>
                  <svg:desc>Sheet1.C85:Sheet1.C85</svg:desc>
                </draw:g>
              </table:table-cell>
              <table:table-cell office:value-type="string">
                <text:p>MCS</text:p>
                <draw:g>
                  <svg:desc>Sheet1.D85:Sheet1.D85</svg:desc>
                </draw:g>
              </table:table-cell>
              <table:table-cell office:value-type="string">
                <text:p>CLH</text:p>
                <draw:g>
                  <svg:desc>Sheet1.E85:Sheet1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Sheet1.A86:Sheet1.A89</svg:desc>
                </draw:g>
              </table:table-cell>
              <table:table-cell office:value-type="float" office:value="14.12">
                <text:p>14.12</text:p>
                <draw:g>
                  <svg:desc>Sheet1.B86:Sheet1.B89</svg:desc>
                </draw:g>
              </table:table-cell>
              <table:table-cell office:value-type="float" office:value="10.005">
                <text:p>10.005</text:p>
                <draw:g>
                  <svg:desc>Sheet1.C86:Sheet1.C89</svg:desc>
                </draw:g>
              </table:table-cell>
              <table:table-cell office:value-type="float" office:value="7.775">
                <text:p>7.775</text:p>
                <draw:g>
                  <svg:desc>Sheet1.D86:Sheet1.D89</svg:desc>
                </draw:g>
              </table:table-cell>
              <table:table-cell office:value-type="float" office:value="9.46">
                <text:p>9.46</text:p>
                <draw:g>
                  <svg:desc>Sheet1.E86:Sheet1.E89</svg:desc>
                </draw:g>
              </table:table-cell>
            </table:table-row>
            <table:table-row>
              <table:table-cell office:value-type="string">
                <text:p>Intel i5 (4)</text:p>
              </table:table-cell>
              <table:table-cell office:value-type="float" office:value="3.938">
                <text:p>3.938</text:p>
              </table:table-cell>
              <table:table-cell office:value-type="float" office:value="3.522">
                <text:p>3.522</text:p>
              </table:table-cell>
              <table:table-cell office:value-type="float" office:value="3.535">
                <text:p>3.535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Intel Xeon (16)</text:p>
              </table:table-cell>
              <table:table-cell office:value-type="float" office:value="7.248">
                <text:p>7.248</text:p>
              </table:table-cell>
              <table:table-cell office:value-type="float" office:value="6.095">
                <text:p>6.095</text:p>
              </table:table-cell>
              <table:table-cell office:value-type="float" office:value="5.673">
                <text:p>5.673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Raspberry 2 (4)</text:p>
              </table:table-cell>
              <table:table-cell office:value-type="float" office:value="11.273">
                <text:p>11.273</text:p>
              </table:table-cell>
              <table:table-cell office:value-type="float" office:value="14.018">
                <text:p>14.018</text:p>
              </table:table-cell>
              <table:table-cell office:value-type="float" office:value="10.705">
                <text:p>10.705</text:p>
              </table:table-cell>
              <table:table-cell office:value-type="float" office:value="11.18">
                <text:p>11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19:Sheet1.E22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Sheet1.A20:Sheet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22" chart:label-cell-address="Sheet1.B19:Sheet1.B19" chart:class="chart:bar">
            <chart:data-point chart:repeated="3"/>
          </chart:series>
          <chart:series chart:style-name="ch8" chart:values-cell-range-address="Sheet1.C20:Sheet1.C22" chart:label-cell-address="Sheet1.C19:Sheet1.C19" chart:class="chart:bar">
            <chart:data-point chart:repeated="3"/>
          </chart:series>
          <chart:series chart:style-name="ch9" chart:values-cell-range-address="Sheet1.D20:Sheet1.D22" chart:label-cell-address="Sheet1.D19:Sheet1.D19" chart:class="chart:bar">
            <chart:data-point chart:repeated="3"/>
          </chart:series>
          <chart:series chart:style-name="ch10" chart:values-cell-range-address="Sheet1.E20:Sheet1.E22" chart:label-cell-address="Sheet1.E19:Sheet1.E1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19:Sheet1.B19</svg:desc>
                </draw:g>
              </table:table-cell>
              <table:table-cell office:value-type="string">
                <text:p>test</text:p>
                <draw:g>
                  <svg:desc>Sheet1.C19:Sheet1.C19</svg:desc>
                </draw:g>
              </table:table-cell>
              <table:table-cell office:value-type="string">
                <text:p>yield</text:p>
                <draw:g>
                  <svg:desc>Sheet1.D19:Sheet1.D19</svg:desc>
                </draw:g>
              </table:table-cell>
              <table:table-cell office:value-type="string">
                <text:p>backoff</text:p>
                <draw:g>
                  <svg:desc>Sheet1.E19:Sheet1.E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20:Sheet1.A22</svg:desc>
                </draw:g>
              </table:table-cell>
              <table:table-cell office:value-type="float" office:value="14.682">
                <text:p>14.682</text:p>
                <draw:g>
                  <svg:desc>Sheet1.B20:Sheet1.B22</svg:desc>
                </draw:g>
              </table:table-cell>
              <table:table-cell office:value-type="float" office:value="12.19">
                <text:p>12.19</text:p>
                <draw:g>
                  <svg:desc>Sheet1.C20:Sheet1.C22</svg:desc>
                </draw:g>
              </table:table-cell>
              <table:table-cell office:value-type="float" office:value="2.24">
                <text:p>2.24</text:p>
                <draw:g>
                  <svg:desc>Sheet1.D20:Sheet1.D22</svg:desc>
                </draw:g>
              </table:table-cell>
              <table:table-cell office:value-type="float" office:value="0.338">
                <text:p>0.338</text:p>
                <draw:g>
                  <svg:desc>Sheet1.E20:Sheet1.E2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1.238">
                <text:p>11.238</text:p>
              </table:table-cell>
              <table:table-cell office:value-type="float" office:value="9.225">
                <text:p>9.225</text:p>
              </table:table-cell>
              <table:table-cell office:value-type="float" office:value="2.305">
                <text:p>2.305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7.078">
                <text:p>17.078</text:p>
              </table:table-cell>
              <table:table-cell office:value-type="float" office:value="12.412">
                <text:p>12.412</text:p>
              </table:table-cell>
              <table:table-cell office:value-type="float" office:value="2.652">
                <text:p>2.652</text:p>
              </table:table-cell>
              <table:table-cell office:value-type="float" office:value="0.408">
                <text:p>0.4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42:Sheet1.E45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Sheet1.A43:Sheet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3:Sheet1.B45" chart:label-cell-address="Sheet1.B42:Sheet1.B42" chart:class="chart:bar">
            <chart:data-point chart:repeated="3"/>
          </chart:series>
          <chart:series chart:style-name="ch8" chart:values-cell-range-address="Sheet1.C43:Sheet1.C45" chart:label-cell-address="Sheet1.C42:Sheet1.C42" chart:class="chart:bar">
            <chart:data-point chart:repeated="3"/>
          </chart:series>
          <chart:series chart:style-name="ch9" chart:values-cell-range-address="Sheet1.D43:Sheet1.D45" chart:label-cell-address="Sheet1.D42:Sheet1.D42" chart:class="chart:bar">
            <chart:data-point chart:repeated="3"/>
          </chart:series>
          <chart:series chart:style-name="ch10" chart:values-cell-range-address="Sheet1.E43:Sheet1.E45" chart:label-cell-address="Sheet1.E42:Sheet1.E4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42:Sheet1.B42</svg:desc>
                </draw:g>
              </table:table-cell>
              <table:table-cell office:value-type="string">
                <text:p>test</text:p>
                <draw:g>
                  <svg:desc>Sheet1.C42:Sheet1.C42</svg:desc>
                </draw:g>
              </table:table-cell>
              <table:table-cell office:value-type="string">
                <text:p>yield</text:p>
                <draw:g>
                  <svg:desc>Sheet1.D42:Sheet1.D42</svg:desc>
                </draw:g>
              </table:table-cell>
              <table:table-cell office:value-type="string">
                <text:p>backoff</text:p>
                <draw:g>
                  <svg:desc>Sheet1.E42:Sheet1.E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43:Sheet1.A45</svg:desc>
                </draw:g>
              </table:table-cell>
              <table:table-cell office:value-type="float" office:value="6.268">
                <text:p>6.268</text:p>
                <draw:g>
                  <svg:desc>Sheet1.B43:Sheet1.B45</svg:desc>
                </draw:g>
              </table:table-cell>
              <table:table-cell office:value-type="float" office:value="4.975">
                <text:p>4.975</text:p>
                <draw:g>
                  <svg:desc>Sheet1.C43:Sheet1.C45</svg:desc>
                </draw:g>
              </table:table-cell>
              <table:table-cell office:value-type="float" office:value="2.252">
                <text:p>2.252</text:p>
                <draw:g>
                  <svg:desc>Sheet1.D43:Sheet1.D45</svg:desc>
                </draw:g>
              </table:table-cell>
              <table:table-cell office:value-type="float" office:value="0.237">
                <text:p>0.237</text:p>
                <draw:g>
                  <svg:desc>Sheet1.E43:Sheet1.E45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6.907">
                <text:p>6.907</text:p>
              </table:table-cell>
              <table:table-cell office:value-type="float" office:value="3.7">
                <text:p>3.7</text:p>
              </table:table-cell>
              <table:table-cell office:value-type="float" office:value="2.287">
                <text:p>2.28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628">
                <text:p>7.628</text:p>
              </table:table-cell>
              <table:table-cell office:value-type="float" office:value="6.435">
                <text:p>6.435</text:p>
              </table:table-cell>
              <table:table-cell office:value-type="float" office:value="2.542">
                <text:p>2.542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54:Sheet1.E57" chart:data-source-has-labels="both" svg:x="0.36cm" svg:y="0.1cm" svg:width="15.415cm" svg:height="4.801cm">
          <chartooo:coordinate-region svg:x="0.981cm" svg:y="0.3cm" svg:width="14.794cm" svg:height="3.954cm"/>
          <chart:axis chart:dimension="x" chart:name="primary-x" chart:style-name="ch4" chartooo:axis-type="auto">
            <chartooo:date-scale/>
            <chart:categories table:cell-range-address="Sheet1.A55:Sheet1.A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5:Sheet1.B57" chart:label-cell-address="Sheet1.B54:Sheet1.B54" chart:class="chart:bar">
            <chart:data-point chart:repeated="3"/>
          </chart:series>
          <chart:series chart:style-name="ch8" chart:values-cell-range-address="Sheet1.C55:Sheet1.C57" chart:label-cell-address="Sheet1.C54:Sheet1.C54" chart:class="chart:bar">
            <chart:data-point chart:repeated="3"/>
          </chart:series>
          <chart:series chart:style-name="ch9" chart:values-cell-range-address="Sheet1.D55:Sheet1.D57" chart:label-cell-address="Sheet1.D54:Sheet1.D54" chart:class="chart:bar">
            <chart:data-point chart:repeated="3"/>
          </chart:series>
          <chart:series chart:style-name="ch10" chart:values-cell-range-address="Sheet1.E55:Sheet1.E57" chart:label-cell-address="Sheet1.E54:Sheet1.E5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54:Sheet1.B54</svg:desc>
                </draw:g>
              </table:table-cell>
              <table:table-cell office:value-type="string">
                <text:p>test</text:p>
                <draw:g>
                  <svg:desc>Sheet1.C54:Sheet1.C54</svg:desc>
                </draw:g>
              </table:table-cell>
              <table:table-cell office:value-type="string">
                <text:p>yield</text:p>
                <draw:g>
                  <svg:desc>Sheet1.D54:Sheet1.D54</svg:desc>
                </draw:g>
              </table:table-cell>
              <table:table-cell office:value-type="string">
                <text:p>backoff</text:p>
                <draw:g>
                  <svg:desc>Sheet1.E54:Sheet1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55:Sheet1.A57</svg:desc>
                </draw:g>
              </table:table-cell>
              <table:table-cell office:value-type="float" office:value="11.45">
                <text:p>11.45</text:p>
                <draw:g>
                  <svg:desc>Sheet1.B55:Sheet1.B57</svg:desc>
                </draw:g>
              </table:table-cell>
              <table:table-cell office:value-type="float" office:value="10.65">
                <text:p>10.65</text:p>
                <draw:g>
                  <svg:desc>Sheet1.C55:Sheet1.C57</svg:desc>
                </draw:g>
              </table:table-cell>
              <table:table-cell office:value-type="float" office:value="4.933">
                <text:p>4.933</text:p>
                <draw:g>
                  <svg:desc>Sheet1.D55:Sheet1.D57</svg:desc>
                </draw:g>
              </table:table-cell>
              <table:table-cell office:value-type="float" office:value="1.883">
                <text:p>1.883</text:p>
                <draw:g>
                  <svg:desc>Sheet1.E55:Sheet1.E57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1.147">
                <text:p>11.147</text:p>
              </table:table-cell>
              <table:table-cell office:value-type="float" office:value="10.95">
                <text:p>10.95</text:p>
              </table:table-cell>
              <table:table-cell office:value-type="float" office:value="6.173">
                <text:p>6.173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853">
                <text:p>7.853</text:p>
              </table:table-cell>
              <table:table-cell office:value-type="float" office:value="6.095">
                <text:p>6.095</text:p>
              </table:table-cell>
              <table:table-cell office:value-type="float" office:value="5.912">
                <text:p>5.912</text:p>
              </table:table-cell>
              <table:table-cell office:value-type="float" office:value="2.393">
                <text:p>2.3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4.891cm" svg:y="1.454cm" style:legend-expansion="high" chart:style-name="ch2"/>
        <chart:plot-area chart:style-name="ch3" table:cell-range-address="Sheet1.A9:Sheet1.H13" chart:data-source-has-labels="both" svg:x="0.36cm" svg:y="0.1cm" svg:width="14.171cm" svg:height="4.801cm">
          <chartooo:coordinate-region svg:x="0.981cm" svg:y="0.299cm" svg:width="13.55cm" svg:height="3.955cm"/>
          <chart:axis chart:dimension="x" chart:name="primary-x" chart:style-name="ch4" chartooo:axis-type="auto">
            <chartooo:date-scale/>
            <chart:categories table:cell-range-address="Sheet1.B9:Sheet1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H10" chart:label-cell-address="Sheet1.A10:Sheet1.A10" chart:class="chart:bar">
            <chart:data-point chart:repeated="7"/>
          </chart:series>
          <chart:series chart:style-name="ch8" chart:values-cell-range-address="Sheet1.B11:Sheet1.H11" chart:label-cell-address="Sheet1.A11:Sheet1.A11" chart:class="chart:bar">
            <chart:data-point chart:repeated="7"/>
          </chart:series>
          <chart:series chart:style-name="ch9" chart:values-cell-range-address="Sheet1.B12:Sheet1.H12" chart:label-cell-address="Sheet1.A12:Sheet1.A12" chart:class="chart:bar">
            <chart:data-point chart:repeated="7"/>
          </chart:series>
          <chart:series chart:style-name="ch10" chart:values-cell-range-address="Sheet1.B13:Sheet1.H13" chart:label-cell-address="Sheet1.A13:Sheet1.A1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  <draw:g>
                  <svg:desc>Sheet1.B9:Sheet1.H9</svg:desc>
                </draw:g>
              </table:table-cell>
              <table:table-cell office:value-type="string">
                <text:p>ultimate</text:p>
              </table:table-cell>
              <table:table-cell office:value-type="string">
                <text:p>swap</text:p>
              </table:table-cell>
              <table:table-cell office:value-type="string">
                <text:p>get&amp;add</text:p>
              </table:table-cell>
              <table:table-cell office:value-type="string">
                <text:p>TAS</text:p>
              </table:table-cell>
              <table:table-cell office:value-type="string">
                <text:p>get&amp;set</text:p>
              </table:table-cell>
              <table:table-cell office:value-type="string">
                <text:p>CAS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Sheet1.A10:Sheet1.A10</svg:desc>
                </draw:g>
              </table:table-cell>
              <table:table-cell office:value-type="float" office:value="0.068">
                <text:p>0.068</text:p>
                <draw:g>
                  <svg:desc>Sheet1.B10:Sheet1.H10</svg:desc>
                </draw:g>
              </table:table-cell>
              <table:table-cell office:value-type="float" office:value="2.112">
                <text:p>2.112</text:p>
              </table:table-cell>
              <table:table-cell office:value-type="float" office:value="11.012">
                <text:p>11.012</text:p>
              </table:table-cell>
              <table:table-cell office:value-type="float" office:value="8.855">
                <text:p>8.855</text:p>
              </table:table-cell>
              <table:table-cell office:value-type="float" office:value="15.888">
                <text:p>15.888</text:p>
              </table:table-cell>
              <table:table-cell office:value-type="float" office:value="15.315">
                <text:p>15.315</text:p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>Intel i5 (4)</text:p>
                <draw:g>
                  <svg:desc>Sheet1.A11:Sheet1.A11</svg:desc>
                </draw:g>
              </table:table-cell>
              <table:table-cell office:value-type="float" office:value="0.122">
                <text:p>0.122</text:p>
                <draw:g>
                  <svg:desc>Sheet1.B11:Sheet1.H11</svg:desc>
                </draw:g>
              </table:table-cell>
              <table:table-cell office:value-type="float" office:value="0.913">
                <text:p>0.913</text:p>
              </table:table-cell>
              <table:table-cell office:value-type="float" office:value="4.628">
                <text:p>4.628</text:p>
              </table:table-cell>
              <table:table-cell office:value-type="float" office:value="3.973">
                <text:p>3.973</text:p>
              </table:table-cell>
              <table:table-cell office:value-type="float" office:value="5.09">
                <text:p>5.09</text:p>
              </table:table-cell>
              <table:table-cell office:value-type="float" office:value="5.15">
                <text:p>5.15</text:p>
              </table:table-cell>
              <table:table-cell office:value-type="float" office:value="14.873">
                <text:p>14.873</text:p>
              </table:table-cell>
            </table:table-row>
            <table:table-row>
              <table:table-cell office:value-type="string">
                <text:p>Intel Xeon (16)</text:p>
                <draw:g>
                  <svg:desc>Sheet1.A12:Sheet1.A12</svg:desc>
                </draw:g>
              </table:table-cell>
              <table:table-cell office:value-type="float" office:value="0.065">
                <text:p>0.065</text:p>
                <draw:g>
                  <svg:desc>Sheet1.B12:Sheet1.H12</svg:desc>
                </draw:g>
              </table:table-cell>
              <table:table-cell office:value-type="float" office:value="1.113">
                <text:p>1.113</text:p>
              </table:table-cell>
              <table:table-cell office:value-type="float" office:value="7.878">
                <text:p>7.878</text:p>
              </table:table-cell>
              <table:table-cell office:value-type="float" office:value="10.887">
                <text:p>10.887</text:p>
              </table:table-cell>
              <table:table-cell office:value-type="float" office:value="6.535">
                <text:p>6.535</text:p>
              </table:table-cell>
              <table:table-cell office:value-type="float" office:value="6.343">
                <text:p>6.343</text:p>
              </table:table-cell>
              <table:table-cell office:value-type="float" office:value="7.718">
                <text:p>7.718</text:p>
              </table:table-cell>
            </table:table-row>
            <table:table-row>
              <table:table-cell office:value-type="string">
                <text:p>Raspberry 2 (4)</text:p>
                <draw:g>
                  <svg:desc>Sheet1.A13:Sheet1.A13</svg:desc>
                </draw:g>
              </table:table-cell>
              <table:table-cell office:value-type="float" office:value="0.353">
                <text:p>0.353</text:p>
                <draw:g>
                  <svg:desc>Sheet1.B13:Sheet1.H13</svg:desc>
                </draw:g>
              </table:table-cell>
              <table:table-cell office:value-type="float" office:value="3.853">
                <text:p>3.853</text:p>
              </table:table-cell>
              <table:table-cell office:value-type="float" office:value="11.223">
                <text:p>11.223</text:p>
              </table:table-cell>
              <table:table-cell office:value-type="float" office:value="7.178">
                <text:p>7.178</text:p>
              </table:table-cell>
              <table:table-cell office:value-type="float" office:value="11.368">
                <text:p>11.368</text:p>
              </table:table-cell>
              <table:table-cell office:value-type="float" office:value="11.48">
                <text:p>11.48</text:p>
              </table:table-cell>
              <table:table-cell office:value-type="float" office:value="7.75">
                <text:p>7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line" chart:style-name="ch1">
        <chart:legend chart:legend-position="end" svg:x="14.302cm" svg:y="1.454cm" style:legend-expansion="high" chart:style-name="ch2"/>
        <chart:plot-area chart:style-name="ch3" table:cell-range-address="Sheet1.A65:Sheet1.I69" chart:data-source-has-labels="both" svg:x="0.36cm" svg:y="0.1cm" svg:width="13.582cm" svg:height="4.801cm">
          <chartooo:coordinate-region svg:x="0.981cm" svg:y="0.299cm" svg:width="12.681cm" svg:height="3.955cm"/>
          <chart:axis chart:dimension="x" chart:name="primary-x" chart:style-name="ch4" chartooo:axis-type="auto">
            <chartooo:date-scale/>
            <chart:categories table:cell-range-address="Sheet1.B65:Sheet1.I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66:Sheet1.I66" chart:label-cell-address="Sheet1.A66:Sheet1.A66" chart:class="chart:line">
            <chart:data-point chart:repeated="8"/>
          </chart:series>
          <chart:series chart:style-name="ch7" chart:values-cell-range-address="Sheet1.B67:Sheet1.I67" chart:label-cell-address="Sheet1.A67:Sheet1.A67" chart:class="chart:line">
            <chart:data-point chart:repeated="8"/>
          </chart:series>
          <chart:series chart:style-name="ch8" chart:values-cell-range-address="Sheet1.B68:Sheet1.I68" chart:label-cell-address="Sheet1.A68:Sheet1.A68" chart:class="chart:line">
            <chart:data-point chart:repeated="8"/>
          </chart:series>
          <chart:series chart:style-name="ch9" chart:values-cell-range-address="Sheet1.B69:Sheet1.I69" chart:label-cell-address="Sheet1.A69:Sheet1.A6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65:Sheet1.I6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Sheet1.A66:Sheet1.A66</svg:desc>
                </draw:g>
              </table:table-cell>
              <table:table-cell office:value-type="float" office:value="17.907">
                <text:p>17.907</text:p>
                <draw:g>
                  <svg:desc>Sheet1.B66:Sheet1.I66</svg:desc>
                </draw:g>
              </table:table-cell>
              <table:table-cell office:value-type="float" office:value="18.19">
                <text:p>18.19</text:p>
              </table:table-cell>
              <table:table-cell office:value-type="float" office:value="17.83">
                <text:p>17.83</text:p>
              </table:table-cell>
              <table:table-cell office:value-type="float" office:value="19.49">
                <text:p>19.49</text:p>
              </table:table-cell>
              <table:table-cell office:value-type="float" office:value="14.503">
                <text:p>14.503</text:p>
              </table:table-cell>
              <table:table-cell office:value-type="float" office:value="13.348">
                <text:p>13.348</text:p>
              </table:table-cell>
              <table:table-cell office:value-type="float" office:value="12.415">
                <text:p>12.415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Intel i5 (4)</text:p>
                <draw:g>
                  <svg:desc>Sheet1.A67:Sheet1.A67</svg:desc>
                </draw:g>
              </table:table-cell>
              <table:table-cell office:value-type="float" office:value="3.772">
                <text:p>3.772</text:p>
                <draw:g>
                  <svg:desc>Sheet1.B67:Sheet1.I67</svg:desc>
                </draw:g>
              </table:table-cell>
              <table:table-cell office:value-type="float" office:value="3.855">
                <text:p>3.855</text:p>
              </table:table-cell>
              <table:table-cell office:value-type="float" office:value="3.87">
                <text:p>3.87</text:p>
              </table:table-cell>
              <table:table-cell office:value-type="float" office:value="3.938">
                <text:p>3.938</text:p>
              </table:table-cell>
              <table:table-cell office:value-type="float" office:value="3.863">
                <text:p>3.863</text:p>
              </table:table-cell>
              <table:table-cell office:value-type="float" office:value="3.982">
                <text:p>3.982</text:p>
              </table:table-cell>
              <table:table-cell office:value-type="float" office:value="4.16">
                <text:p>4.16</text:p>
              </table:table-cell>
              <table:table-cell office:value-type="float" office:value="4.257">
                <text:p>4.257</text:p>
              </table:table-cell>
            </table:table-row>
            <table:table-row>
              <table:table-cell office:value-type="string">
                <text:p>Intel Xeon (16)</text:p>
                <draw:g>
                  <svg:desc>Sheet1.A68:Sheet1.A68</svg:desc>
                </draw:g>
              </table:table-cell>
              <table:table-cell office:value-type="float" office:value="16.89">
                <text:p>16.89</text:p>
                <draw:g>
                  <svg:desc>Sheet1.B68:Sheet1.I68</svg:desc>
                </draw:g>
              </table:table-cell>
              <table:table-cell office:value-type="float" office:value="17.255">
                <text:p>17.255</text:p>
              </table:table-cell>
              <table:table-cell office:value-type="float" office:value="17.015">
                <text:p>17.015</text:p>
              </table:table-cell>
              <table:table-cell office:value-type="float" office:value="17.065">
                <text:p>17.065</text:p>
              </table:table-cell>
              <table:table-cell office:value-type="float" office:value="17.25">
                <text:p>17.25</text:p>
              </table:table-cell>
              <table:table-cell office:value-type="float" office:value="16.87">
                <text:p>16.87</text:p>
              </table:table-cell>
              <table:table-cell office:value-type="float" office:value="17.68">
                <text:p>17.68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Raspberry 2 (4)</text:p>
                <draw:g>
                  <svg:desc>Sheet1.A69:Sheet1.A69</svg:desc>
                </draw:g>
              </table:table-cell>
              <table:table-cell office:value-type="float" office:value="9.175">
                <text:p>9.175</text:p>
                <draw:g>
                  <svg:desc>Sheet1.B69:Sheet1.I69</svg:desc>
                </draw:g>
              </table:table-cell>
              <table:table-cell office:value-type="float" office:value="9.223">
                <text:p>9.223</text:p>
              </table:table-cell>
              <table:table-cell office:value-type="float" office:value="9.247">
                <text:p>9.247</text:p>
              </table:table-cell>
              <table:table-cell office:value-type="float" office:value="9.29">
                <text:p>9.29</text:p>
              </table:table-cell>
              <table:table-cell office:value-type="float" office:value="9.165">
                <text:p>9.165</text:p>
              </table:table-cell>
              <table:table-cell office:value-type="float" office:value="8.425">
                <text:p>8.425</text:p>
              </table:table-cell>
              <table:table-cell office:value-type="float" office:value="8.075">
                <text:p>8.075</text:p>
              </table:table-cell>
              <table:table-cell office:value-type="float" office:value="7.975">
                <text:p>7.9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29cm" svg:y="1.454cm" style:legend-expansion="high" chart:style-name="ch2"/>
        <chart:plot-area chart:style-name="ch3" table:cell-range-address="Sheet1.A29:Sheet1.E33" chart:data-source-has-labels="both" svg:x="0.36cm" svg:y="0.1cm" svg:width="15.309cm" svg:height="4.801cm">
          <chartooo:coordinate-region svg:x="0.796cm" svg:y="0.299cm" svg:width="14.873cm" svg:height="3.955cm"/>
          <chart:axis chart:dimension="x" chart:name="primary-x" chart:style-name="ch4" chartooo:axis-type="auto">
            <chartooo:date-scale/>
            <chart:categories table:cell-range-address="Sheet1.A31:Sheet1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3" chart:label-cell-address="Sheet1.B29:Sheet1.B30" chart:class="chart:bar">
            <chart:data-point chart:repeated="3"/>
          </chart:series>
          <chart:series chart:style-name="ch8" chart:values-cell-range-address="Sheet1.C31:Sheet1.C33" chart:label-cell-address="Sheet1.C29:Sheet1.C30" chart:class="chart:bar">
            <chart:data-point chart:repeated="3"/>
          </chart:series>
          <chart:series chart:style-name="ch9" chart:values-cell-range-address="Sheet1.D31:Sheet1.D33" chart:label-cell-address="Sheet1.D29:Sheet1.D30" chart:class="chart:bar">
            <chart:data-point chart:repeated="3"/>
          </chart:series>
          <chart:series chart:style-name="ch10" chart:values-cell-range-address="Sheet1.E31:Sheet1.E33" chart:label-cell-address="Sheet1.E29:Sheet1.E3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text:list>
                  <text:list-item>
                    <text:p/>
                  </text:list-item>
                  <text:list-item>
                    <text:p>simple</text:p>
                  </text:list-item>
                </text:list>
                <draw:g>
                  <svg:desc>Sheet1.B29:Sheet1.B30</svg:desc>
                </draw:g>
              </table:table-cell>
              <table:table-cell office:value-type="string">
                <text:p>test</text:p>
                <text:list>
                  <text:list-item>
                    <text:p/>
                  </text:list-item>
                  <text:list-item>
                    <text:p>test</text:p>
                  </text:list-item>
                </text:list>
                <draw:g>
                  <svg:desc>Sheet1.C29:Sheet1.C30</svg:desc>
                </draw:g>
              </table:table-cell>
              <table:table-cell office:value-type="string">
                <text:p>yield</text:p>
                <text:list>
                  <text:list-item>
                    <text:p/>
                  </text:list-item>
                  <text:list-item>
                    <text:p>yield</text:p>
                  </text:list-item>
                </text:list>
                <draw:g>
                  <svg:desc>Sheet1.D29:Sheet1.D30</svg:desc>
                </draw:g>
              </table:table-cell>
              <table:table-cell office:value-type="string">
                <text:p>backoff</text:p>
                <text:list>
                  <text:list-item>
                    <text:p/>
                  </text:list-item>
                  <text:list-item>
                    <text:p>backoff</text:p>
                  </text:list-item>
                </text:list>
                <draw:g>
                  <svg:desc>Sheet1.E29:Sheet1.E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31:Sheet1.A33</svg:desc>
                </draw:g>
              </table:table-cell>
              <table:table-cell office:value-type="float" office:value="3.169">
                <text:p>3.169</text:p>
                <draw:g>
                  <svg:desc>Sheet1.B31:Sheet1.B33</svg:desc>
                </draw:g>
              </table:table-cell>
              <table:table-cell office:value-type="float" office:value="3.052">
                <text:p>3.052</text:p>
                <draw:g>
                  <svg:desc>Sheet1.C31:Sheet1.C33</svg:desc>
                </draw:g>
              </table:table-cell>
              <table:table-cell office:value-type="float" office:value="0.577">
                <text:p>0.577</text:p>
                <draw:g>
                  <svg:desc>Sheet1.D31:Sheet1.D33</svg:desc>
                </draw:g>
              </table:table-cell>
              <table:table-cell office:value-type="float" office:value="0.298">
                <text:p>0.298</text:p>
                <draw:g>
                  <svg:desc>Sheet1.E31:Sheet1.E33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994">
                <text:p>2.994</text:p>
              </table:table-cell>
              <table:table-cell office:value-type="float" office:value="1.808">
                <text:p>1.808</text:p>
              </table:table-cell>
              <table:table-cell office:value-type="float" office:value="0.588">
                <text:p>0.58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4.133">
                <text:p>4.133</text:p>
              </table:table-cell>
              <table:table-cell office:value-type="float" office:value="3.102">
                <text:p>3.102</text:p>
              </table:table-cell>
              <table:table-cell office:value-type="float" office:value="0.676">
                <text:p>0.676</text:p>
              </table:table-cell>
              <table:table-cell office:value-type="float" office:value="0.373">
                <text:p>0.3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